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4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fo:background-color="transparent"/>
    </style:style>
    <style:style style:name="ce4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 style:data-style-name="N100">
      <style:table-cell-properties fo:background-color="#ffff00"/>
    </style:style>
    <style:style style:name="ce48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office:value-type="string" calcext:value-type="string">
            <text:p>2024.05.15 16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office:value-type="string" calcext:value-type="string">
            <text:p>2024.05.17 10.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office:value-type="string" calcext:value-type="string">
            <text:p>2024.05.20 16.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34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office:value-type="string" calcext:value-type="string">
            <text:p>2024.07.17 13.1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5050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2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09.54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79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23"/>
        <table:table-column table:style-name="co18" table:default-cell-style-name="ce23"/>
        <table:table-column table:style-name="co11" table:default-cell-style-name="ce23"/>
        <table:table-column table:style-name="co2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25" table:default-cell-style-name="ce23"/>
        <table:table-column table:style-name="co23" table:default-cell-style-name="ce23"/>
        <table:table-column table:style-name="co26" table:default-cell-style-name="ce23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6"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7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29" office:value-type="string" calcext:value-type="string">
            <text:p>255.51</text:p>
          </table:table-cell>
          <table:table-cell table:number-columns-repeated="16370"/>
        </table:table-row>
        <table:table-row table:style-name="ro1" table:number-rows-repeated="4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2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2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1"/>
          <table:table-cell table:style-name="ce29" office:value-type="string" calcext:value-type="string">
            <text:p>4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=40</text:p>
          </table:table-cell>
          <table:table-cell office:value-type="string" calcext:value-type="string">
            <text:p>5.8375</text:p>
          </table:table-cell>
          <table:table-cell office:value-type="string" calcext:value-type="string">
            <text:p>23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=41</text:p>
          </table:table-cell>
          <table:table-cell/>
          <table:table-cell office:value-type="string" calcext:value-type="string">
            <text:p>239.14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 table:style-name="Default"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11.1</text:p>
          </table:table-cell>
          <table:table-cell table:number-columns-repeated="16370"/>
        </table:table-row>
        <table:table-row table:style-name="ro1" table:number-rows-repeated="104838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23" table:default-cell-style-name="ce23"/>
        <table:table-column table:style-name="co39" table:default-cell-style-name="ce23"/>
        <table:table-column table:style-name="co41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41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1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1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1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1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1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1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1" office:value-type="string" calcext:value-type="string">
            <text:p>1189.32 (283.4+905.92)</text:p>
          </table:table-cell>
          <table:table-cell table:number-columns-repeated="3"/>
          <table:table-cell table:style-name="ce41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1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>
          <table:table-cell table:style-name="ce37" office:value-type="string" calcext:value-type="string">
            <text:p>RU000A100J18 (Домодедово выпуск 2 )</text:p>
          </table:table-cell>
          <table:table-cell table:style-name="ce37" table:number-columns-repeated="12"/>
          <table:table-cell/>
          <table:table-cell table:style-name="ce3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0">00.00.0000</text:date>, <text:time style:data-style-name="N2" text:time-value="22:23:23.95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8-30T22:24:29.338000000</dc:date>
    <meta:editing-duration>P5DT4H42M56S</meta:editing-duration>
    <meta:editing-cycles>1972</meta:editing-cycles>
    <meta:document-statistic meta:table-count="4" meta:cell-count="10906" meta:object-count="0"/>
  </office:meta>
</office:document-meta>
</file>